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64.81mm"/>
    </style:style>
    <style:style style:name="co8" style:family="table-column">
      <style:table-column-properties fo:break-before="auto" style:column-width="64.54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ce5" style:family="table-cell" style:parent-style-name="Default" style:data-style-name="N37"/>
    <style:style style:name="ce9" style:family="table-cell" style:parent-style-name="Default" style:data-style-name="N4"/>
    <style:style style:name="ce10" style:family="table-cell" style:parent-style-name="Default" style:data-style-name="N107"/>
    <style:style style:name="ce15" style:family="table-cell" style:parent-style-name="Default" style:data-style-name="N37"/>
    <style:style style:name="ce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d7" fo:border="0.06pt solid #000000"/>
    </style:style>
    <style:style style:name="ce18" style:family="table-cell" style:parent-style-name="Default">
      <style:table-cell-properties fo:background-color="#eeeeee" fo:border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31.91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 office:value-type="string" calcext:value-type="string">
            <text:p>21/01 a 10/02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15" office:value-type="date" office:date-value="2018-12-26" calcext:value-type="date">
            <text:p>26/12/18</text:p>
          </table:table-cell>
          <table:table-cell table:number-columns-repeated="2" table:style-name="ce15" office:value-type="date" office:date-value="2018-12-27" calcext:value-type="date">
            <text:p>27/12/18</text:p>
          </table:table-cell>
          <table:table-cell table:style-name="ce15" office:value-type="date" office:date-value="2018-12-28" calcext:value-type="date">
            <text:p>28/12/18</text:p>
          </table:table-cell>
          <table:table-cell/>
          <table:table-cell table:style-name="ce15" office:value-type="date" office:date-value="2019-01-15" calcext:value-type="date">
            <text:p>15/01/19</text:p>
          </table:table-cell>
          <table:table-cell table:style-name="ce15" office:value-type="date" office:date-value="2019-01-14" calcext:value-type="date">
            <text:p>14/01/19</text:p>
          </table:table-cell>
          <table:table-cell table:number-columns-repeated="3" table:style-name="ce15" office:value-type="date" office:date-value="2019-01-15" calcext:value-type="date">
            <text:p>15/01/1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e increm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5" office:value-type="string" calcext:value-type="string">
            <text:p>rev9e</text:p>
          </table:table-cell>
          <table:table-cell/>
          <table:table-cell table:number-columns-repeated="5"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table:number-columns-repeated="2" office:value-type="string" calcext:value-type="string">
            <text:p>VM Icomp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6" office:value-type="string" calcext:value-type="string">
            <text:p>mc</text:p>
          </table:table-cell>
          <table:table-cell table:number-columns-repeated="2"/>
          <table:table-cell table:number-columns-repeated="5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 office:value-type="float" office:value="0.695" calcext:value-type="float">
            <text:p>0,695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335" calcext:value-type="float">
            <text:p>0,335</text:p>
          </table:table-cell>
          <table:table-cell table:number-columns-repeated="2"/>
          <table:table-cell office:value-type="float" office:value="0.256" calcext:value-type="float">
            <text:p>0,25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01" calcext:value-type="float">
            <text:p>0,301</text:p>
          </table:table-cell>
          <table:table-cell office:value-type="float" office:value="0.36" calcext:value-type="float">
            <text:p>0,36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9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10"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9" office:value-type="float" office:value="228004.828" calcext:value-type="float">
            <text:p>228.004,83</text:p>
          </table:table-cell>
          <table:table-cell table:style-name="ce9" office:value-type="float" office:value="1473396.986" calcext:value-type="float">
            <text:p>1.473.396,99</text:p>
          </table:table-cell>
          <table:table-cell table:style-name="ce9" office:value-type="float" office:value="175752.6" calcext:value-type="float">
            <text:p>175.752,60</text:p>
          </table:table-cell>
          <table:table-cell office:value-type="float" office:value="1776825.866" calcext:value-type="float">
            <text:p>1776825,866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  <table:table-cell office:value-type="float" office:value="564.219" calcext:value-type="float">
            <text:p>564,219</text:p>
          </table:table-cell>
          <table:table-cell office:value-type="float" office:value="565.459" calcext:value-type="float">
            <text:p>565,459</text:p>
          </table:table-cell>
          <table:table-cell table:number-columns-repeated="2"/>
          <table:table-cell office:value-type="float" office:value="714.934" calcext:value-type="float">
            <text:p>714,934</text:p>
          </table:table-cell>
          <table:table-cell office:value-type="float" office:value="668.49" calcext:value-type="float">
            <text:p>668,49</text:p>
          </table:table-cell>
          <table:table-cell office:value-type="float" office:value="678.512" calcext:value-type="float">
            <text:p>678,512</text:p>
          </table:table-cell>
          <table:table-cell office:value-type="float" office:value="674.097" calcext:value-type="float">
            <text:p>674,097</text:p>
          </table:table-cell>
          <table:table-cell office:value-type="float" office:value="337.473" calcext:value-type="float">
            <text:p>337,473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  <table:table-cell office:value-type="float" office:value="4.529" calcext:value-type="float">
            <text:p>4,529</text:p>
          </table:table-cell>
          <table:table-cell office:value-type="float" office:value="4.499" calcext:value-type="float">
            <text:p>4,499</text:p>
          </table:table-cell>
          <table:table-cell table:number-columns-repeated="2"/>
          <table:table-cell office:value-type="float" office:value="579.026" calcext:value-type="float">
            <text:p>579,026</text:p>
          </table:table-cell>
          <table:table-cell office:value-type="float" office:value="549.77" calcext:value-type="float">
            <text:p>549,77</text:p>
          </table:table-cell>
          <table:table-cell office:value-type="float" office:value="540.622" calcext:value-type="float">
            <text:p>540,622</text:p>
          </table:table-cell>
          <table:table-cell office:value-type="float" office:value="552.581" calcext:value-type="float">
            <text:p>552,581</text:p>
          </table:table-cell>
          <table:table-cell office:value-type="float" office:value="269.979" calcext:value-type="float">
            <text:p>269,979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  <table:table-cell office:value-type="float" office:value="377.919" calcext:value-type="float">
            <text:p>377,919</text:p>
          </table:table-cell>
          <table:table-cell office:value-type="float" office:value="392.415" calcext:value-type="float">
            <text:p>392,415</text:p>
          </table:table-cell>
          <table:table-cell table:number-columns-repeated="2"/>
          <table:table-cell office:value-type="float" office:value="240.986" calcext:value-type="float">
            <text:p>240,986</text:p>
          </table:table-cell>
          <table:table-cell office:value-type="float" office:value="240.227" calcext:value-type="float">
            <text:p>240,227</text:p>
          </table:table-cell>
          <table:table-cell office:value-type="float" office:value="236.035" calcext:value-type="float">
            <text:p>236,035</text:p>
          </table:table-cell>
          <table:table-cell office:value-type="float" office:value="243.037" calcext:value-type="float">
            <text:p>243,037</text:p>
          </table:table-cell>
          <table:table-cell office:value-type="float" office:value="114.504" calcext:value-type="float">
            <text:p>114,504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 office:value-type="float" office:value="75.136" calcext:value-type="float">
            <text:p>75,136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  <table:table-cell office:value-type="float" office:value="19894.502" calcext:value-type="float">
            <text:p>19894,502</text:p>
          </table:table-cell>
          <table:table-cell office:value-type="float" office:value="14934.125" calcext:value-type="float">
            <text:p>14934,125</text:p>
          </table:table-cell>
          <table:table-cell table:number-columns-repeated="2"/>
          <table:table-cell office:value-type="float" office:value="25236.887" calcext:value-type="float">
            <text:p>25236,887</text:p>
          </table:table-cell>
          <table:table-cell office:value-type="float" office:value="19196.945" calcext:value-type="float">
            <text:p>19196,945</text:p>
          </table:table-cell>
          <table:table-cell office:value-type="string" calcext:value-type="string">
            <text:p>Stoped Boolector</text:p>
          </table:table-cell>
          <table:table-cell office:value-type="float" office:value="18414.816" calcext:value-type="float">
            <text:p>18414,816</text:p>
          </table:table-cell>
          <table:table-cell office:value-type="float" office:value="1262.693" calcext:value-type="float">
            <text:p>1262,69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 table:number-columns-repeated="2"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  <table:table-cell table:number-columns-repeated="3" office:value-type="string" calcext:value-type="string">
            <text:p>SOC line 409</text:p>
          </table:table-cell>
          <table:table-cell/>
          <table:table-cell table:number-columns-repeated="2" office:value-type="string" calcext:value-type="string">
            <text:p>SOC line 3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NPP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9" table:formula="of:=SUM([.B9:.B14])" office:value-type="float" office:value="228023.213" calcext:value-type="float">
            <text:p>228.023,21</text:p>
          </table:table-cell>
          <table:table-cell table:style-name="ce9" table:formula="of:=SUM([.C9:.C14])" office:value-type="float" office:value="1473661.052" calcext:value-type="float">
            <text:p>1.473.661,05</text:p>
          </table:table-cell>
          <table:table-cell table:style-name="ce9" table:formula="of:=SUM([.D9:.D14])" office:value-type="float" office:value="175763.587" calcext:value-type="float">
            <text:p>175.763,59</text:p>
          </table:table-cell>
          <table:table-cell table:style-name="ce9" table:formula="of:=SUM([.E9:.E14])" office:value-type="float" office:value="1776901.723" calcext:value-type="float">
            <text:p>1.776.901,72</text:p>
          </table:table-cell>
          <table:table-cell/>
          <table:table-cell table:style-name="ce9" table:formula="of:=SUM([.G9:.G14])" office:value-type="float" office:value="2200578.509" calcext:value-type="float">
            <text:p>2.200.578,51</text:p>
          </table:table-cell>
          <table:table-cell table:style-name="ce9" table:formula="of:=SUM([.H9:.H14])" office:value-type="float" office:value="2217132.132" calcext:value-type="float">
            <text:p>2.217.132,13</text:p>
          </table:table-cell>
          <table:table-cell table:style-name="ce9" table:formula="of:=SUM([.I9:.I14])" office:value-type="float" office:value="2235066.923" calcext:value-type="float">
            <text:p>2.235.066,92</text:p>
          </table:table-cell>
          <table:table-cell/>
          <table:table-cell table:style-name="ce9" table:formula="of:=SUM([.K9:.K14])" office:value-type="float" office:value="133800.381" calcext:value-type="float">
            <text:p>133.800,38</text:p>
          </table:table-cell>
          <table:table-cell table:style-name="ce9" table:formula="of:=SUM([.L9:.L14])" office:value-type="float" office:value="1072236.139" calcext:value-type="float">
            <text:p>1.072.236,14</text:p>
          </table:table-cell>
          <table:table-cell table:style-name="ce9" table:formula="of:=SUM([.M9:.M14])" office:value-type="float" office:value="2041.883" calcext:value-type="float">
            <text:p>2.041,88</text:p>
          </table:table-cell>
          <table:table-cell table:style-name="ce9" table:formula="of:=SUM([.N9:.N14])" office:value-type="float" office:value="18362.3" calcext:value-type="float">
            <text:p>18.362,30</text:p>
          </table:table-cell>
          <table:table-cell table:style-name="ce9" table:formula="of:=SUM([.O9:.O14])" office:value-type="float" office:value="20841.464" calcext:value-type="float">
            <text:p>20.841,46</text:p>
          </table:table-cell>
          <table:table-cell table:style-name="ce9" table:formula="of:=SUM([.P9:.P14])" office:value-type="float" office:value="15896.833" calcext:value-type="float">
            <text:p>15.896,83</text:p>
          </table:table-cell>
          <table:table-cell table:style-name="ce9" table:formula="of:=SUM([.Q9:.Q14])" office:value-type="float" office:value="0" calcext:value-type="float">
            <text:p>0,00</text:p>
          </table:table-cell>
          <table:table-cell/>
          <table:table-cell table:style-name="ce9" table:formula="of:=SUM([.S9:.S14])" office:value-type="float" office:value="26772.089" calcext:value-type="float">
            <text:p>26.772,09</text:p>
          </table:table-cell>
          <table:table-cell table:style-name="ce9" table:formula="of:=SUM([.T9:.T14])" office:value-type="float" office:value="20655.765" calcext:value-type="float">
            <text:p>20.655,77</text:p>
          </table:table-cell>
          <table:table-cell table:style-name="ce9" table:formula="of:=SUM([.U9:.U14])" office:value-type="float" office:value="1455.47" calcext:value-type="float">
            <text:p>1.455,47</text:p>
          </table:table-cell>
          <table:table-cell table:style-name="ce9" table:formula="of:=SUM([.V9:.V14])" office:value-type="float" office:value="19884.892" calcext:value-type="float">
            <text:p>19.884,89</text:p>
          </table:table-cell>
          <table:table-cell table:style-name="ce9" table:formula="of:=SUM([.W9:.W14])" office:value-type="float" office:value="1984.915" calcext:value-type="float">
            <text:p>1.984,92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 table:formula="of:=[.E16]/60" office:value-type="float" office:value="29615.0287166667" calcext:value-type="float">
            <text:p>29615,0287166667</text:p>
          </table:table-cell>
          <table:table-cell/>
          <table:table-cell table:formula="of:=[.G16]/60" office:value-type="float" office:value="36676.3084833333" calcext:value-type="float">
            <text:p>36676,3084833333</text:p>
          </table:table-cell>
          <table:table-cell table:formula="of:=[.H16]/60" office:value-type="float" office:value="36952.2022" calcext:value-type="float">
            <text:p>36952,2022</text:p>
          </table:table-cell>
          <table:table-cell table:formula="of:=[.I16]/60" office:value-type="float" office:value="37251.1153833333" calcext:value-type="float">
            <text:p>37251,1153833333</text:p>
          </table:table-cell>
          <table:table-cell/>
          <table:table-cell table:formula="of:=[.K16]/60" office:value-type="float" office:value="2230.00635" calcext:value-type="float">
            <text:p>2230,00635</text:p>
          </table:table-cell>
          <table:table-cell table:formula="of:=[.L16]/60" office:value-type="float" office:value="17870.6023166667" calcext:value-type="float">
            <text:p>17870,6023166667</text:p>
          </table:table-cell>
          <table:table-cell table:formula="of:=[.M16]/60" office:value-type="float" office:value="34.0313833333333" calcext:value-type="float">
            <text:p>34,0313833333333</text:p>
          </table:table-cell>
          <table:table-cell table:formula="of:=[.N16]/60" office:value-type="float" office:value="306.038333333333" calcext:value-type="float">
            <text:p>306,038333333333</text:p>
          </table:table-cell>
          <table:table-cell table:formula="of:=[.O16]/60" office:value-type="float" office:value="347.357733333333" calcext:value-type="float">
            <text:p>347,357733333333</text:p>
          </table:table-cell>
          <table:table-cell table:formula="of:=[.P16]/60" office:value-type="float" office:value="264.947216666667" calcext:value-type="float">
            <text:p>264,947216666667</text:p>
          </table:table-cell>
          <table:table-cell table:formula="of:=[.Q16]/60" office:value-type="float" office:value="0" calcext:value-type="float">
            <text:p>0</text:p>
          </table:table-cell>
          <table:table-cell/>
          <table:table-cell table:formula="of:=[.S16]/60" office:value-type="float" office:value="446.201483333333" calcext:value-type="float">
            <text:p>446,201483333333</text:p>
          </table:table-cell>
          <table:table-cell table:formula="of:=[.T16]/60" office:value-type="float" office:value="344.26275" calcext:value-type="float">
            <text:p>344,26275</text:p>
          </table:table-cell>
          <table:table-cell table:formula="of:=[.U16]/60" office:value-type="float" office:value="24.2578333333333" calcext:value-type="float">
            <text:p>24,2578333333333</text:p>
          </table:table-cell>
          <table:table-cell table:formula="of:=[.V16]/60" office:value-type="float" office:value="331.414866666667" calcext:value-type="float">
            <text:p>331,414866666667</text:p>
          </table:table-cell>
          <table:table-cell table:formula="of:=[.W16]/60" office:value-type="float" office:value="33.0819166666667" calcext:value-type="float">
            <text:p>33,0819166666667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 table:formula="of:=[.E17]/60" office:value-type="float" office:value="493.583811944444" calcext:value-type="float">
            <text:p>493,583811944444</text:p>
          </table:table-cell>
          <table:table-cell/>
          <table:table-cell table:formula="of:=[.G17]/60" office:value-type="float" office:value="611.271808055556" calcext:value-type="float">
            <text:p>611,271808055556</text:p>
          </table:table-cell>
          <table:table-cell table:formula="of:=[.H17]/60" office:value-type="float" office:value="615.870036666667" calcext:value-type="float">
            <text:p>615,870036666667</text:p>
          </table:table-cell>
          <table:table-cell table:formula="of:=[.I17]/60" office:value-type="float" office:value="620.851923055556" calcext:value-type="float">
            <text:p>620,851923055556</text:p>
          </table:table-cell>
          <table:table-cell/>
          <table:table-cell table:formula="of:=[.K17]/60" office:value-type="float" office:value="37.1667725" calcext:value-type="float">
            <text:p>37,1667725</text:p>
          </table:table-cell>
          <table:table-cell table:formula="of:=[.L17]/60" office:value-type="float" office:value="297.843371944444" calcext:value-type="float">
            <text:p>297,843371944444</text:p>
          </table:table-cell>
          <table:table-cell table:formula="of:=[.M17]/60" office:value-type="float" office:value="0.567189722222222" calcext:value-type="float">
            <text:p>0,567189722222222</text:p>
          </table:table-cell>
          <table:table-cell table:formula="of:=[.N17]/60" office:value-type="float" office:value="5.10063888888889" calcext:value-type="float">
            <text:p>5,10063888888889</text:p>
          </table:table-cell>
          <table:table-cell table:formula="of:=[.O17]/60" office:value-type="float" office:value="5.78929555555556" calcext:value-type="float">
            <text:p>5,78929555555556</text:p>
          </table:table-cell>
          <table:table-cell table:formula="of:=[.P17]/60" office:value-type="float" office:value="4.41578694444445" calcext:value-type="float">
            <text:p>4,41578694444445</text:p>
          </table:table-cell>
          <table:table-cell table:formula="of:=[.Q17]/60" office:value-type="float" office:value="0" calcext:value-type="float">
            <text:p>0</text:p>
          </table:table-cell>
          <table:table-cell/>
          <table:table-cell table:formula="of:=[.S17]/60" office:value-type="float" office:value="7.43669138888889" calcext:value-type="float">
            <text:p>7,43669138888889</text:p>
          </table:table-cell>
          <table:table-cell table:formula="of:=[.T17]/60" office:value-type="float" office:value="5.7377125" calcext:value-type="float">
            <text:p>5,7377125</text:p>
          </table:table-cell>
          <table:table-cell table:formula="of:=[.U17]/60" office:value-type="float" office:value="0.404297222222222" calcext:value-type="float">
            <text:p>0,404297222222222</text:p>
          </table:table-cell>
          <table:table-cell table:formula="of:=[.V17]/60" office:value-type="float" office:value="5.52358111111111" calcext:value-type="float">
            <text:p>5,52358111111111</text:p>
          </table:table-cell>
          <table:table-cell table:formula="of:=[.W17]/60" office:value-type="float" office:value="0.551365277777778" calcext:value-type="float">
            <text:p>0,551365277777778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 table:formula="of:=[.E18]/24" office:value-type="float" office:value="20.5659921643519" calcext:value-type="float">
            <text:p>20,5659921643519</text:p>
          </table:table-cell>
          <table:table-cell/>
          <table:table-cell table:formula="of:=[.G18]/24" office:value-type="float" office:value="25.4696586689815" calcext:value-type="float">
            <text:p>25,4696586689815</text:p>
          </table:table-cell>
          <table:table-cell table:formula="of:=[.H18]/24" office:value-type="float" office:value="25.6612515277778" calcext:value-type="float">
            <text:p>25,6612515277778</text:p>
          </table:table-cell>
          <table:table-cell table:formula="of:=[.I18]/24" office:value-type="float" office:value="25.8688301273148" calcext:value-type="float">
            <text:p>25,8688301273148</text:p>
          </table:table-cell>
          <table:table-cell/>
          <table:table-cell table:formula="of:=[.K18]/24" office:value-type="float" office:value="1.54861552083333" calcext:value-type="float">
            <text:p>1,54861552083333</text:p>
          </table:table-cell>
          <table:table-cell table:formula="of:=[.L18]/24" office:value-type="float" office:value="12.4101404976852" calcext:value-type="float">
            <text:p>12,4101404976852</text:p>
          </table:table-cell>
          <table:table-cell table:formula="of:=[.M18]/24" office:value-type="float" office:value="0.0236329050925926" calcext:value-type="float">
            <text:p>0,023632905092593</text:p>
          </table:table-cell>
          <table:table-cell table:formula="of:=[.N18]/24" office:value-type="float" office:value="0.21252662037037" calcext:value-type="float">
            <text:p>0,21252662037037</text:p>
          </table:table-cell>
          <table:table-cell table:formula="of:=[.O18]/24" office:value-type="float" office:value="0.241220648148148" calcext:value-type="float">
            <text:p>0,241220648148148</text:p>
          </table:table-cell>
          <table:table-cell table:formula="of:=[.P18]/24" office:value-type="float" office:value="0.183991122685185" calcext:value-type="float">
            <text:p>0,183991122685185</text:p>
          </table:table-cell>
          <table:table-cell table:formula="of:=[.Q18]/24" office:value-type="float" office:value="0" calcext:value-type="float">
            <text:p>0</text:p>
          </table:table-cell>
          <table:table-cell/>
          <table:table-cell table:formula="of:=[.S18]/24" office:value-type="float" office:value="0.309862141203704" calcext:value-type="float">
            <text:p>0,309862141203704</text:p>
          </table:table-cell>
          <table:table-cell table:formula="of:=[.T18]/24" office:value-type="float" office:value="0.239071354166667" calcext:value-type="float">
            <text:p>0,239071354166667</text:p>
          </table:table-cell>
          <table:table-cell table:formula="of:=[.U18]/24" office:value-type="float" office:value="0.0168457175925926" calcext:value-type="float">
            <text:p>0,016845717592593</text:p>
          </table:table-cell>
          <table:table-cell table:formula="of:=[.V18]/24" office:value-type="float" office:value="0.230149212962963" calcext:value-type="float">
            <text:p>0,230149212962963</text:p>
          </table:table-cell>
          <table:table-cell table:formula="of:=[.W18]/24" office:value-type="float" office:value="0.0229735532407407" calcext:value-type="float">
            <text:p>0,02297355324074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 office:value-type="string" calcext:value-type="string">
            <text:p>6.0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  <table:table-cell table:number-columns-repeated="3" office:value-type="string" calcext:value-type="string">
            <text:p>6.0.0</text:p>
          </table:table-cell>
          <table:table-cell/>
          <table:table-cell table:number-columns-repeated="5" office:value-type="string" calcext:value-type="string">
            <text:p>5.1.0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4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1"/>
          <table:table-cell table:number-columns-repeated="5" office:value-type="string" calcext:value-type="string">
            <text:p>2.4.1</text:p>
          </table:table-cell>
          <table:table-cell/>
          <table:table-cell table:number-columns-repeated="5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conclusiv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11"/>
        </table:table-row>
      </table:table>
      <table:table table:name="PVcode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Bmc-padrão</text:p>
          </table:table-cell>
          <table:table-cell office:value-type="string" calcext:value-type="string">
            <text:p>bound maior</text:p>
          </table:table-cell>
          <table:table-cell office:value-type="string" calcext:value-type="string">
            <text:p>bound e memória maior</text:p>
          </table:table-cell>
        </table:table-row>
        <table:table-row table:style-name="ro1">
          <table:table-cell/>
          <table:table-cell table:style-name="ce7" office:value-type="string" calcext:value-type="string">
            <text:p>Tool</text:p>
          </table:table-cell>
          <table:table-cell table:style-name="ce12" office:value-type="string" calcext:value-type="string">
            <office:annotation draw:style-name="gr3" draw:text-style-name="P2" svg:width="28.99mm" svg:height="33.61mm" svg:x="107.24mm" svg:y="3.06mm" draw:caption-point-x="-6.1mm" draw:caption-point-y="15.1mm">
              <dc:date>2019-04-03T00:00:00</dc:date>
              <text:p text:style-name="P1"><text:span text:style-name="T1">./esbmc+boolector3+cadical file.c --no-bounds-check --no-pointer-check --unwind 100 --boolector</text:span></text:p>
            </office:annotation>
            <text:p>ESBMC 6.0.0</text:p>
          </table:table-cell>
          <table:table-cell table:style-name="ce12" office:value-type="string" calcext:value-type="string">
            <office:annotation draw:style-name="gr4" draw:text-style-name="P2" svg:width="28.99mm" svg:height="37.56mm" svg:x="172.05mm" svg:y="3.06mm" draw:caption-point-x="-6.1mm" draw:caption-point-y="15.1mm">
              <dc:date>2019-04-03T00:00:00</dc:date>
              <text:p text:style-name="P1"><text:span text:style-name="T1">time esbmc file.c --no-bounds-check --no-pointer-check --unwind 100 --smt-during-symex --smt-symex-guard --z3</text:span></text:p>
            </office:annotation>
            <text:p>ESBMC 6.0.0 incremental</text:p>
          </table:table-cell>
          <table:table-cell table:style-name="ce12" office:value-type="string" calcext:value-type="string">
            <office:annotation draw:style-name="gr5" draw:text-style-name="P2" svg:width="28.99mm" svg:height="17.99mm" svg:x="236.59mm" svg:y="3.06mm" draw:caption-point-x="-6.1mm" draw:caption-point-y="15.1mm">
              <dc:date>2019-04-03T00:00:00</dc:date>
              <text:p text:style-name="P1"><text:span text:style-name="T1">./cbmc file.c --unwind 100 --trace</text:span></text:p>
            </office:annotation>
            <text:p>CBMC 5.11</text:p>
          </table:table-cell>
          <table:table-cell table:style-name="ce12" office:value-type="string" calcext:value-type="string">
            <text:p>UAutomizer</text:p>
          </table:table-cell>
          <table:table-cell table:style-name="ce12" office:value-type="string" calcext:value-type="string">
            <office:annotation draw:style-name="gr3" draw:text-style-name="P2" svg:width="28.99mm" svg:height="33.61mm" svg:x="301.92mm" svg:y="3.06mm" draw:caption-point-x="-6.1mm" draw:caption-point-y="15.1mm">
              <dc:date>2019-04-03T00:00:00</dc:date>
              <text:p text:style-name="P1"><text:span text:style-name="T1">time scripts/cpa.sh -config config/bmc.properties -spec config/specification/sv-comp-reachability.spc</text:span></text:p>
            </office:annotation>
            <text:p>CPAchecker 1.8</text:p>
          </table:table-cell>
          <table:table-cell table:number-columns-repeated="2" office:value-type="string" calcext:value-type="string">
            <text:p>CPAchecker 1.8</text:p>
          </table:table-cell>
        </table:table-row>
        <table:table-row table:style-name="ro1">
          <table:table-cell/>
          <table:table-cell table:style-name="ce7" office:value-type="string" calcext:value-type="string">
            <text:p>Solver</text:p>
          </table:table-cell>
          <table:table-cell table:style-name="ce12" office:value-type="string" calcext:value-type="string">
            <text:p>Boolector 3.0.1 cadical</text:p>
          </table:table-cell>
          <table:table-cell table:style-name="ce12" office:value-type="string" calcext:value-type="string">
            <text:p>Z3 4.7.1</text:p>
          </table:table-cell>
          <table:table-cell table:style-name="ce12" office:value-type="string" calcext:value-type="string">
            <text:p>MiniSAT 2.2.1</text:p>
          </table:table-cell>
          <table:table-cell table:style-name="ce12"/>
          <table:table-cell table:style-name="ce12" office:value-type="string" calcext:value-type="string">
            <text:p>MathSAT 5.5.3</text:p>
          </table:table-cell>
          <table:table-cell table:number-columns-repeated="2" office:value-type="string" calcext:value-type="string">
            <text:p>MathSAT 5.5.3</text:p>
          </table:table-cell>
        </table:table-row>
        <table:table-row table:style-name="ro1">
          <table:table-cell/>
          <table:table-cell table:style-name="ce8" office:value-type="string" calcext:value-type="string">
            <text:p>Case study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House 1</text:p>
          </table:table-cell>
          <table:table-cell table:style-name="ce13" office:value-type="string" calcext:value-type="string">
            <text:p>OM</text:p>
          </table:table-cell>
          <table:table-cell table:number-columns-repeated="2" table:style-name="ce13" office:value-type="string" calcext:value-type="string">
            <text:p>SAT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28.99mm" svg:height="37.56mm" svg:x="301.92mm" svg:y="16.6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office:value-type="string" calcext:value-type="string">
            <office:annotation draw:style-name="gr6" draw:text-style-name="P2" svg:width="28.99mm" svg:height="45.46mm" svg:x="332.68mm" svg:y="16.6mm" draw:caption-point-x="-6.1mm" draw:caption-point-y="15.1mm">
              <dc:date>2019-04-03T00:00:00</dc:date>
              <text:p text:style-name="P1"><text:span text:style-name="T1">time scripts/cpa.sh -config config/bmc-incremental.properties -spec config/specification/sv-comp-reachability.spc PVcode_rev2_house1.c</text:span></text:p>
            </office:annotation>
            <text:p>MO</text:p>
          </table:table-cell>
          <table:table-cell>
            <office:annotation draw:style-name="gr7" draw:text-style-name="P2" svg:width="28.99mm" svg:height="49.41mm" svg:x="360.45mm" svg:y="16.6mm" draw:caption-point-x="-6.1mm" draw:caption-point-y="15.1mm">
              <dc:date>2019-04-03T00:00:00</dc:date>
              <text:p text:style-name="P1"><text:span text:style-name="T1">time scripts/cpa.sh -heap 13000m -config config/bmc-incremental.properties -spec config/specification/sv-comp-reachability.spc PVcode_rev2_house1.c</text:span></text:p>
            </office:annotation>
          </table:table-cell>
        </table:table-row>
        <table:table-row table:style-name="ro1">
          <table:table-cell/>
          <table:covered-table-cell table:style-name="ce18"/>
          <table:table-cell table:style-name="ce13" office:value-type="string" calcext:value-type="string">
            <text:p>&lt; 6 min</text:p>
          </table:table-cell>
          <table:table-cell table:style-name="ce13" office:value-type="string" calcext:value-type="string">
            <text:p>5m08s</text:p>
          </table:table-cell>
          <table:table-cell table:style-name="ce13" office:value-type="string" calcext:value-type="string">
            <text:p>19m02s</text:p>
          </table:table-cell>
          <table:table-cell table:style-name="ce13"/>
          <table:table-cell table:style-name="ce13" office:value-type="string" calcext:value-type="string">
            <text:p>7 s</text:p>
          </table:table-cell>
          <table:table-cell office:value-type="string" calcext:value-type="string">
            <text:p>26m46s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House 2</text:p>
          </table:table-cell>
          <table:table-cell table:style-name="ce11" office:value-type="string" calcext:value-type="string">
            <text:p>OM</text:p>
          </table:table-cell>
          <table:table-cell table:number-columns-repeated="2" table:style-name="ce11" office:value-type="string" calcext:value-type="string">
            <text:p>SAT</text:p>
          </table:table-cell>
          <table:table-cell table:style-name="ce11"/>
          <table:table-cell table:style-name="ce13" office:value-type="string" calcext:value-type="string">
            <office:annotation draw:style-name="gr4" draw:text-style-name="P2" svg:width="28.99mm" svg:height="37.56mm" svg:x="301.92mm" svg:y="25.64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11" office:value-type="string" calcext:value-type="string">
            <text:p>&lt; 6 min</text:p>
          </table:table-cell>
          <table:table-cell table:style-name="ce11" office:value-type="string" calcext:value-type="string">
            <text:p>4m27s</text:p>
          </table:table-cell>
          <table:table-cell table:style-name="ce11" office:value-type="string" calcext:value-type="string">
            <text:p>18m59s</text:p>
          </table:table-cell>
          <table:table-cell table:style-name="ce11"/>
          <table:table-cell table:style-name="ce11" office:value-type="string" calcext:value-type="string">
            <text:p>7 s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House 3</text:p>
          </table:table-cell>
          <table:table-cell table:style-name="ce13" office:value-type="string" calcext:value-type="string">
            <text:p>OM</text:p>
          </table:table-cell>
          <table:table-cell table:number-columns-repeated="2" table:style-name="ce13" office:value-type="string" calcext:value-type="string">
            <text:p>SAT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28.99mm" svg:height="37.56mm" svg:x="301.92mm" svg:y="34.67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number-columns-repeated="2"/>
        </table:table-row>
        <table:table-row table:style-name="ro1">
          <table:table-cell/>
          <table:covered-table-cell table:style-name="ce18"/>
          <table:table-cell table:style-name="ce13" office:value-type="string" calcext:value-type="string">
            <text:p>&lt; 6 min</text:p>
          </table:table-cell>
          <table:table-cell table:style-name="ce13" office:value-type="string" calcext:value-type="string">
            <text:p>5m07s</text:p>
          </table:table-cell>
          <table:table-cell table:style-name="ce13" office:value-type="string" calcext:value-type="string">
            <text:p>18m39s</text:p>
          </table:table-cell>
          <table:table-cell table:style-name="ce13"/>
          <table:table-cell table:style-name="ce13" office:value-type="string" calcext:value-type="string">
            <text:p>7 s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House 4</text:p>
          </table:table-cell>
          <table:table-cell table:style-name="ce11" office:value-type="string" calcext:value-type="string">
            <text:p>OM</text:p>
          </table:table-cell>
          <table:table-cell table:number-columns-repeated="2" table:style-name="ce11" office:value-type="string" calcext:value-type="string">
            <text:p>SAT</text:p>
          </table:table-cell>
          <table:table-cell table:style-name="ce11"/>
          <table:table-cell table:style-name="ce13" office:value-type="string" calcext:value-type="string">
            <office:annotation draw:style-name="gr4" draw:text-style-name="P2" svg:width="28.99mm" svg:height="37.56mm" svg:x="301.92mm" svg:y="43.7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11" office:value-type="string" calcext:value-type="string">
            <text:p>&lt; 6 min</text:p>
          </table:table-cell>
          <table:table-cell table:style-name="ce11" office:value-type="string" calcext:value-type="string">
            <text:p>4m37s</text:p>
          </table:table-cell>
          <table:table-cell table:style-name="ce11" office:value-type="string" calcext:value-type="string">
            <text:p>18m36s</text:p>
          </table:table-cell>
          <table:table-cell table:style-name="ce11"/>
          <table:table-cell table:style-name="ce11" office:value-type="string" calcext:value-type="string">
            <text:p>8 s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House 5</text:p>
          </table:table-cell>
          <table:table-cell table:style-name="ce13" office:value-type="string" calcext:value-type="string">
            <text:p>OM</text:p>
          </table:table-cell>
          <table:table-cell table:style-name="ce13" office:value-type="string" calcext:value-type="string">
            <text:p>UNSAT line 337 function sizing_check</text:p>
          </table:table-cell>
          <table:table-cell table:style-name="ce13" office:value-type="string" calcext:value-type="string">
            <text:p>function sizing_check line 337 thread 0</text:p>
          </table:table-cell>
          <table:table-cell table:style-name="ce13"/>
          <table:table-cell table:style-name="ce13" office:value-type="string" calcext:value-type="string">
            <text:p>UNSAT line 338</text:p>
          </table:table-cell>
          <table:table-cell office:value-type="string" calcext:value-type="string">
            <text:p>UNSAT line 338</text:p>
          </table:table-cell>
          <table:table-cell/>
        </table:table-row>
        <table:table-row table:style-name="ro1">
          <table:table-cell/>
          <table:covered-table-cell table:style-name="ce18"/>
          <table:table-cell table:style-name="ce13" office:value-type="string" calcext:value-type="string">
            <text:p>&lt; 6 min</text:p>
          </table:table-cell>
          <table:table-cell table:number-columns-repeated="2" table:style-name="ce13" office:value-type="string" calcext:value-type="string">
            <text:p>&lt; 1 s</text:p>
          </table:table-cell>
          <table:table-cell table:style-name="ce13"/>
          <table:table-cell table:style-name="ce13" office:value-type="string" calcext:value-type="string">
            <text:p>6s</text:p>
          </table:table-cell>
          <table:table-cell office:value-type="string" calcext:value-type="string">
            <text:p>6s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W rev</text:p>
          </table:table-cell>
          <table:table-cell table:number-columns-repeated="4" table:style-name="ce11" office:value-type="string" calcext:value-type="string">
            <text:p>rev2</text:p>
          </table:table-cell>
          <table:table-cell table:style-name="ce11" office:value-type="string" calcext:value-type="string">
            <text:p>Rev2.1</text:p>
          </table:table-cell>
          <table:table-cell office:value-type="string" calcext:value-type="string">
            <text:p>Rev2.1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Configuration:</text:p>
          </table:table-cell>
          <table:table-cell/>
          <table:table-cell table:style-name="ce14" office:value-type="string" calcext:value-type="string">
            <text:p>Legend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l Xeon CPU E5-4617 0 @ 2.90GHz</text:p>
          </table:table-cell>
          <table:table-cell/>
          <table:table-cell office:value-type="string" calcext:value-type="string">
            <text:p>OM = ou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buntu 16.04 L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4GB RA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P 200.17.49.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7:07:19.013149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9-04-03T17:08:00.541506878</dc:date>
    <meta:editing-duration>PT4H9M44S</meta:editing-duration>
    <meta:editing-cycles>33</meta:editing-cycles>
    <meta:generator>LibreOffice/6.1.5.2$Linux_X86_64 LibreOffice_project/10$Build-2</meta:generator>
    <meta:document-statistic meta:table-count="2" meta:cell-count="465" meta:object-count="0"/>
  </office:meta>
</office:document-meta>
</file>